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Impl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OutputStream.M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ontentType( String typ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sponse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Status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Error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Redirec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ResponseImpl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sponseImpl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Status( int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ContentLength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BufferSize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ndError( int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rvletResponseImpl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sponseImpl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